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rom the menu json list ID-ul reprezinta accesul la un anumit menu level.</text:p>
      <text:p text:style-name="Standard">Daca eu dau la ID numarul 32, atunci cand fac click pe acel item, imi vor fi aratati toti itemii care au trecut la menu level 32. (cel putin asa cred ca functioneaza momentan(trebuie testat))</text:p>
      <text:p text:style-name="Standard"/>
      <text:list xml:id="list3346758462083660380" text:style-name="L1">
        <text:list-item>
          <text:p text:style-name="P1">Acces level se seteaza din controller</text:p>
        </text:list-item>
        <text:list-item>
          <text:p text:style-name="P1">last level menu nu are in controller setat change AccessLeve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M33S</meta:editing-duration>
    <meta:editing-cycles>4</meta:editing-cycles>
    <meta:generator>OpenOffice/4.1.1$Win32 OpenOffice.org_project/411m6$Build-9775</meta:generator>
    <dc:date>2015-10-23T20:37:26.82</dc:date>
    <meta:document-statistic meta:table-count="0" meta:image-count="0" meta:object-count="0" meta:page-count="1" meta:paragraph-count="4" meta:word-count="66" meta:character-count="365"/>
    <meta:user-defined meta:name="Info 1"/>
    <meta:user-defined meta:name="Info 2"/>
    <meta:user-defined meta:name="Info 3"/>
    <meta:user-defined meta:name="Info 4"/>
  </office:meta>
</office:document-meta>
</file>